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5aa66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65af8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901e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1pt" fo:font-weight="bold" officeooo:paragraph-rsid="0020850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20850f" fo:background-color="#ffffff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20850f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679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rsid="0020591a" officeooo:paragraph-rsid="00206797" fo:background-color="#fffff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20591a" style:font-size-asian="14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444c7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1e1aa9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bold" officeooo:paragraph-rsid="0020591a" fo:background-color="#fffff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rsid="0027dfb5" officeooo:paragraph-rsid="00267d32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letter-spacing="normal" fo:font-style="normal" style:font-style-asian="normal" style:font-style-complex="normal"/>
    </style:style>
    <style:style style:name="T6" style:family="text">
      <style:text-properties fo:color="#000000" style:font-name="verdana" fo:letter-spacing="normal" fo:background-color="#ffffff" loext:char-shading-value="0"/>
    </style:style>
    <style:style style:name="T7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verdana" fo:font-size="11pt" fo:letter-spacing="normal" fo:font-style="normal" fo:font-weight="bold" officeooo:rsid="0010ceed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font-name="verdana" fo:font-size="11pt" fo:letter-spacing="normal" fo:font-style="normal" fo:font-weight="bold" officeooo:rsid="002444c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font-name="verdana" fo:font-size="11pt" fo:letter-spacing="normal" fo:font-style="normal" fo:font-weight="bold" officeooo:rsid="0020850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verdana" fo:letter-spacing="normal" fo:font-weight="normal" style:font-weight-asian="bold" style:font-weight-complex="bold"/>
    </style:style>
    <style:style style:name="T14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verdana" officeooo:rsid="000bbf2c"/>
    </style:style>
    <style:style style:name="T18" style:family="text">
      <style:text-properties style:font-name="verdana" officeooo:rsid="0020591a"/>
    </style:style>
    <style:style style:name="T19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1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officeooo:rsid="0010ceed"/>
    </style:style>
    <style:style style:name="T23" style:family="text">
      <style:text-properties officeooo:rsid="00206797"/>
    </style:style>
    <style:style style:name="T24" style:family="text">
      <style:text-properties officeooo:rsid="0020850f"/>
    </style:style>
    <style:style style:name="T25" style:family="text">
      <style:text-properties fo:color="#ff8000" style:font-name="verdana" fo:letter-spacing="normal" officeooo:rsid="0020894b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Н</text:span><text:span text:style-name="T15">е хватало </text:span><text:span text:style-name="T16">для gdb </text:span><text:span text:style-name="T15">библиотек</text:span></text:p>
      <text:p text:style-name="P21">sudo apt-get install libncurses5</text:p>
      <text:p text:style-name="P21">sudo apt-get install libpython2.7</text:p>
      <text:p text:style-name="P15"><text:span text:style-name="T1">openocd -f board/stm32h7x3i_eval.cfg</text:span> </text:p>
      <text:p text:style-name="P12"><text:span text:style-name="T17">telnet localhost 4444 </text:span><text:span text:style-name="T18">(можно все через gdb используя monitor)</text:span></text:p>
      <text:p text:style-name="P13">Полезно знать: если вы хотите использовать собственную команду OpenOCD (как и в сеансе Telnet), </text:p>
      <text:p text:style-name="P16">просто перед командой введите ключевое слово monitor</text:p>
      <text:p text:style-name="P18"><text:span text:style-name="T3">a</text:span><text:span text:style-name="T2">rm-none-eabi-gdb</text:span></text:p>
      <text:p text:style-name="P18"><text:span text:style-name="T3">a</text:span><text:span text:style-name="T2">rm-none-eabi-gdb-</text:span><text:span text:style-name="T4">py</text:span></text:p>
      <text:p text:style-name="P7">(gdb) target remote localhost:3333</text:p>
      <text:p text:style-name="P8"/>
      <text:p text:style-name="P17">Удерживая сброс отправить команду</text:p>
      <text:p text:style-name="P17"/>
      <text:p text:style-name="P9"><text:span text:style-name="T23">(gdb) monitor </text:span><text:span text:style-name="T22">program /home/evg/SOFT/Github/GIT/6_promwad2_step_by_step/SC2_FreeRTOS_CUBE_and_CMake/build_cmake_release/FreeRTOS_STMH753.bin</text:span> 0x8000000 </text:p>
      <text:p text:style-name="P22"/>
      <text:p text:style-name="P9"><text:span text:style-name="T23">(gdb) monitor </text:span><text:span text:style-name="T22">program /home/evg/SOFT/Github/GIT/6_promwad2_step_by_step/H753_new/build_cmake_release/H753_new.bin</text:span> 0x8000000 </text:p>
      <text:p text:style-name="P14"/>
      <text:p text:style-name="P10">(gdb) monitor reset halt</text:p>
      <text:p text:style-name="P10"/>
      <text:p text:style-name="P9">(gdb) file /home/evg/SOFT/Github/Arm/STM32_Learning_F4/13_USART_TRANSMIT/Debug/USART_TRANSMIT.elf</text:p>
      <text:p text:style-name="P9"><text:span text:style-name="T22">(gdb) file /home/evg/SOFT/Github/GIT/6_promwad2_step_by_step/SC2_FreeRTOS_CUBE_and_CMake/build_cmake_release/FreeRTOS_STMH753.</text:span><text:span text:style-name="T24">elf</text:span></text:p>
      <text:p text:style-name="P9"><text:span text:style-name="T22">(gdb) file /home/evg/SOFT/Github/GIT/6_promwad2_step_by_step/H753_CXX/build_cmake_release/PW_new_CXX.</text:span><text:span text:style-name="T24">elf</text:span></text:p>
      <text:p text:style-name="P11"/>
      <text:p text:style-name="P19"><text:span text:style-name="T10">file /home/evg/SOFT/Github/GIT/6_promwad2_step_by_step/SC2_FreeRTOS_CUBE_and_CMake/build_cmake_</text:span><text:span text:style-name="T11">debug</text:span><text:span text:style-name="T10">/FreeRTOS_STMH753.</text:span><text:span text:style-name="T12">elf</text:span></text:p>
      <text:p text:style-name="P19"><text:span text:style-name="T10">file /home/evg/SOFT/Github/GIT/6_promwad2_step_by_step/H753_CXX/build_cmake_</text:span><text:span text:style-name="T11">debug</text:span><text:span text:style-name="T10">/PW_new_CXX.</text:span><text:span text:style-name="T12">elf</text:span></text:p>
      <text:p text:style-name="P23">file /home/evg/SOFT/Github/GIT/6_promwad2_step_by_step/H753_new/build_cmake_debug/H753_new.elf</text:p>
      <text:p text:style-name="P4"><text:span text:style-name="T5"><text:line-break/></text:span><text:span text:style-name="T6">(gdb) load </text:span><text:span text:style-name="T25">(удерживая сброс)</text:span></text:p>
      <text:p text:style-name="P5"/>
      <text:p text:style-name="P1"><text:span text:style-name="T9">(gdb) help</text:span><text:span text:style-name="T8"><text:line-break/></text:span><text:span text:style-name="T19">List of classes of commands: </text:span><text:span text:style-name="T8"><text:line-break/><text:line-break/></text:span><text:span text:style-name="T21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6"/>
      <text:p text:style-name="P2"><text:span text:style-name="T9">(gdb) help alias</text:span><text:span text:style-name="T8"> <text:line-break/>Define a new command that is an alias of an existing command. <text:line-break/></text:span><text:soft-page-break/><text:span text:style-name="T8"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6"/>
      <text:p text:style-name="P2"><text:span text:style-name="T8"><text:line-break/></text:span><text:span text:style-name="T9">(gdb) help breakpoints  <text:line-break/></text:span><text:span text:style-name="T20">Making program stop at certain points. </text:span><text:span text:style-name="T8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</text:span><text:soft-page-break/><text:span text:style-name="T8"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</text:span><text:soft-page-break/><text:span text:style-name="T8"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9">(gdb) help data </text:span><text:span text:style-name="T8"><text:line-break/></text:span><text:span text:style-name="T19">Examining data. </text:span><text:span text:style-name="T8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</text:span><text:soft-page-break/><text:span text:style-name="T8"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</text:span><text:soft-page-break/><text:span text:style-name="T8"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</text:span><text:soft-page-break/><text:span text:style-name="T8"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</text:span><text:soft-page-break/><text:span text:style-name="T8"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</text:span><text:soft-page-break/><text:span text:style-name="T8"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</text:span><text:soft-page-break/><text:span text:style-name="T8"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</text:span><text:soft-page-break/><text:span text:style-name="T8"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</text:span><text:soft-page-break/><text:span text:style-name="T8"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pan text:style-name="T9">(gdb) help internals </text:span><text:span text:style-name="T8"><text:line-break/>Maintenance commands. <text:line-break/></text:span><text:soft-page-break/><text:span text:style-name="T8"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</text:span><text:soft-page-break/><text:span text:style-name="T8"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</text:span><text:soft-page-break/><text:span text:style-name="T8"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9">(gdb) help obscure </text:span><text:span text:style-name="T8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</text:span><text:soft-page-break/><text:span text:style-name="T8"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9">(gdb) help running </text:span><text:span text:style-name="T8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</text:span><text:soft-page-break/><text:span text:style-name="T8"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9">(gdb) help stack</text:span><text:span text:style-name="T8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</text:span><text:soft-page-break/><text:span text:style-name="T8">up -- Select and print stack frame that called this one<text:line-break/></text:span></text:p>
      <text:p text:style-name="P3"><text:span text:style-name="T9">(gdb) help status </text:span><text:span text:style-name="T8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</text:span><text:soft-page-break/><text:span text:style-name="T8"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</text:span><text:soft-page-break/><text:span text:style-name="T8"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</text:span><text:soft-page-break/><text:span text:style-name="T8"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</text:span><text:soft-page-break/><text:span text:style-name="T8"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</text:span><text:soft-page-break/><text:span text:style-name="T8"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</text:span><text:soft-page-break/><text:span text:style-name="T8"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</text:span><text:soft-page-break/><text:span text:style-name="T8"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</text:span><text:soft-page-break/><text:span text:style-name="T8"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</text:span><text:soft-page-break/><text:span text:style-name="T8"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9">(gdb) help support  </text:span><text:span text:style-name="T8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</text:span><text:soft-page-break/><text:span text:style-name="T8"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9">gdb) help tracepoints </text:span><text:span text:style-name="T8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/text:span><text:soft-page-break/><text:span text:style-name="T8"><text:line-break/><text:line-break/></text:span><text:span text:style-name="T13"><text:line-break/><text:line-break/></text:span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1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7-07T15:31:12.889593501</dc:date>
    <meta:editing-duration>P1DT10H39M4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9" meta:paragraph-count="25" meta:word-count="12133" meta:character-count="83874" meta:non-whitespace-character-count="70448"/>
  </office:meta>
</office:document-meta>
</file>